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d7e" officeooo:paragraph-rsid="00040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5:05:08.212210098</meta:creation-date>
    <dc:date>2022-07-24T15:05:38.558346158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